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erif" svg:font-family="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7.488cm"/>
    </style:style>
    <style:style style:name="Table1.B" style:family="table-column">
      <style:table-column-properties style:column-width="9.52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size="14pt" officeooo:paragraph-rsid="00076a4c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076a4c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rsid="000ce0a7" officeooo:paragraph-rsid="00076a4c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officeooo:paragraph-rsid="00076a4c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officeooo:paragraph-rsid="000b6227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officeooo:paragraph-rsid="000b6a82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officeooo:rsid="000b6227" officeooo:paragraph-rsid="000b6227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officeooo:rsid="000b6227" officeooo:paragraph-rsid="000b6a82" style:font-size-asian="14pt" style:font-size-complex="14pt"/>
    </style:style>
    <style:style style:name="P9" style:family="paragraph" style:parent-style-name="Основной_20_Текст">
      <style:paragraph-properties fo:text-align="center" style:justify-single-word="false"/>
      <style:text-properties style:font-name="Times New Roman" fo:font-size="14pt" officeooo:paragraph-rsid="00076a4c" style:font-size-asian="14pt" style:font-size-complex="14pt"/>
    </style:style>
    <style:style style:name="P10" style:family="paragraph" style:parent-style-name="Основной_20_Текст">
      <style:text-properties style:font-name="Times New Roman" fo:font-size="14pt" officeooo:paragraph-rsid="00076a4c" style:font-size-asian="14pt" style:font-size-complex="14pt"/>
    </style:style>
    <style:style style:name="P11" style:family="paragraph" style:parent-style-name="Основной_20_Текст">
      <style:paragraph-properties fo:text-align="center" style:justify-single-word="false"/>
      <style:text-properties style:font-name="Times New Roman" fo:font-size="14pt" fo:font-weight="bold" officeooo:paragraph-rsid="00076a4c" style:font-size-asian="14pt" style:font-weight-asian="bold" style:font-size-complex="14pt"/>
    </style:style>
    <style:style style:name="P12" style:family="paragraph" style:parent-style-name="Основной_20_Текст" style:master-page-name="Converted1">
      <style:paragraph-properties fo:text-align="center" style:justify-single-word="false" style:page-number="auto"/>
      <style:text-properties style:font-name="Times New Roman" fo:font-size="14pt" officeooo:rsid="000ce0a7" officeooo:paragraph-rsid="00076a4c" style:font-size-asian="14pt" style:font-size-complex="14pt"/>
    </style:style>
    <style:style style:name="P13" style:family="paragraph">
      <loext:graphic-properties draw:fill="none"/>
    </style:style>
    <style:style style:name="T1" style:family="text">
      <style:text-properties officeooo:rsid="0014a830"/>
    </style:style>
    <style:style style:name="T2" style:family="text">
      <style:text-properties officeooo:rsid="00076a4c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style:text-underline-style="none"/>
    </style:style>
    <style:style style:name="gr1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Некоммерческое акционерное общество</text:p>
      <text:p text:style-name="P9">«АЛМАТИНСКИЙ УНИВЕРСИТЕТ ЭНЕРГЕТИКИ И СВЯЗИ»</text:p>
      <text:p text:style-name="P9"/>
      <text:p text:style-name="P9">Кафедра автоматизации и управления</text:p>
      <text:p text:style-name="P9"/>
      <text:p text:style-name="P9"/>
      <text:p text:style-name="P11">ОТЧЕТ </text:p>
      <text:p text:style-name="P11">по лабораторной работе № <text:span text:style-name="T2">5</text:span></text:p>
      <text:p text:style-name="P11"/>
      <text:p text:style-name="P10">По дисциплине: «Программные Средства Систем Автоматизации»</text:p>
      <text:p text:style-name="P10"/>
      <text:p text:style-name="P10">На тему: Циклические операторы в среде программирования MATLAB</text:p>
      <text:p text:style-name="P10"/>
      <text:p text:style-name="P10">Специальность: «Автоматизация и Управление»</text:p>
      <text:p text:style-name="P10"/>
      <text:p text:style-name="P10">Выполнил: <text:span text:style-name="T1">Суворов Р. Е.</text:span> Группа: АУ-18-5 Вариант: <text:span text:style-name="T1">1</text:span></text:p>
      <text:p text:style-name="P10"/>
      <text:p text:style-name="P10">Принял: ассистент магистр Ильясов А.З.</text:p>
      <text:p text:style-name="P10"/>
      <text:p text:style-name="P10"/>
      <text:p text:style-name="P10"/>
      <text:p text:style-name="P10"><draw:custom-shape text:anchor-type="char" draw:z-index="0" draw:style-name="gr1" draw:text-style-name="P13" svg:width="1.842cm" svg:height="0.003cm" svg:x="1.415cm" svg:y="0.487cm"><text:p/><draw:enhanced-geometry svg:viewBox="0 0 21600 21600" draw:type="mso-spt32" draw:enhanced-path="M 0 0 L 21600 21600 N"/></draw:custom-shape><draw:custom-shape text:anchor-type="char" draw:z-index="1" draw:style-name="gr1" draw:text-style-name="P13" svg:width="5.144cm" svg:height="0.003cm" svg:x="3.658cm" svg:y="0.487cm"><text:p/><draw:enhanced-geometry svg:viewBox="0 0 21600 21600" draw:type="mso-spt32" draw:enhanced-path="M 0 0 L 21600 21600 N"/></draw:custom-shape><draw:custom-shape text:anchor-type="char" draw:z-index="2" draw:style-name="gr1" draw:text-style-name="P13" svg:width="0.974cm" svg:height="0.003cm" svg:x="9.394cm" svg:y="0.487cm"><text:p/><draw:enhanced-geometry svg:viewBox="0 0 21600 21600" draw:type="mso-spt32" draw:enhanced-path="M 0 0 L 21600 21600 N"/></draw:custom-shape><draw:custom-shape text:anchor-type="char" draw:z-index="3" draw:style-name="gr1" draw:text-style-name="P13" svg:width="3.599cm" svg:height="0.003cm" svg:x="10.664cm" svg:y="0.487cm"><text:p/><draw:enhanced-geometry svg:viewBox="0 0 21600 21600" draw:type="mso-spt32" draw:enhanced-path="M 0 0 L 21600 21600 N"/></draw:custom-shape><text:s text:c="64"/>« <text:s text:c="7"/>» <text:s text:c="29"/>2019 г.</text:p>
      <text:p text:style-name="P10"><text:s text:c="3"/>(оценка) <text:s text:c="29"/>(подпись)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<text:tab/></text:p>
      <text:p text:style-name="P2">Алматы 2019</text:p>
      <text:p text:style-name="P3"><text:soft-page-break/>Выполнение работы:</text:p>
      <text:p text:style-name="P7">5.4.2 Создайте блок-схему алгоритма сравнения:</text:p>
      <text:p text:style-name="P7">- двух элементов a и b, используя оператор «if... end»;</text:p>
      <text:p text:style-name="P7">- двух элементов a и b, используя оператор «if...else...end»;</text:p>
      <text:p text:style-name="P7">- создайте скрипт-файл для реализации этих алгоритмов. <text:s/>Необходимо в скрипте разместить комментарии.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func1.m</text:p>
          </table:table-cell>
          <table:table-cell table:style-name="Table1.B1" office:value-type="string">
            <text:p text:style-name="P7">function f = func1(a,b)</text:p>
            <text:p text:style-name="P7">if a&gt;b</text:p>
            <text:p text:style-name="P7"><text:s text:c="4"/>disp('a&gt;b')</text:p>
            <text:p text:style-name="P7">else</text:p>
            <text:p text:style-name="P7"><text:s text:c="4"/>disp('a&lt;b')</text:p>
            <text:p text:style-name="P7">end</text:p>
          </table:table-cell>
        </table:table-row>
      </table:table>
      <text:p text:style-name="P7"/>
      <text:p text:style-name="P7"/>
      <text:p text:style-name="P7">5.4.3 Создайте блок-схему алгоритма последовательного сравнения двух чисел с <text:s/>несколькими <text:s/>другими, <text:s/>используя <text:s/>оператор «if...elseif...elseif... ...else...end». Создайте файл-функцию для решения этой задачи, снаразместите комментариями.</text:p>
      <text:p text:style-name="P7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7">func2.m</text:p>
          </table:table-cell>
          <table:table-cell table:style-name="Table3.B1" office:value-type="string">
            <text:p text:style-name="P7">function f = func2(a,b)</text:p>
            <text:p text:style-name="P7">if a&gt;1 &amp; b&gt;1</text:p>
            <text:p text:style-name="P7"><text:s text:c="4"/>disp('a,b&gt;1')%some comment</text:p>
            <text:p text:style-name="P7">elseif a&gt;1 &amp; b&lt;=1</text:p>
            <text:p text:style-name="P7"><text:s text:c="4"/>disp('a&gt;1, b&lt;=1')%another one</text:p>
            <text:p text:style-name="P7">elseif a&lt;1 &amp; b&gt;=1</text:p>
            <text:p text:style-name="P7"><text:s text:c="4"/>disp('a&lt;1, b&gt;=1')%the last one</text:p>
            <text:p text:style-name="P7">else</text:p>
            <text:p text:style-name="P7"><text:s text:c="4"/>disp('a,b&lt;=1')</text:p>
            <text:p text:style-name="P7">end</text:p>
          </table:table-cell>
        </table:table-row>
      </table:table>
      <text:p text:style-name="P7">5.4.4 По своему варианту составьте файл-функции для расчета суммы ряда с использованием различных операторов: for (таблица 5.1);if (таблица 5.2); while (таблица 5.3); switch (таблица 5.4). Для каждого оператора создается отдельный m-файл). 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8">func_for.m</text:p>
          </table:table-cell>
          <table:table-cell table:style-name="Table4.B1" office:value-type="string">
            <text:p text:style-name="P8">function f = func_for()</text:p>
            <text:p text:style-name="P8">i=1;</text:p>
            <text:p text:style-name="P8">for y = 1.5:0.5:4</text:p>
            <text:p text:style-name="P8"><text:s text:c="4"/>f(1,i) = 4.*(1-y.^2);</text:p>
            <text:p text:style-name="P8"><text:s text:c="4"/>i = i+1;</text:p>
            <text:p text:style-name="P8">end</text:p>
          </table:table-cell>
        </table:table-row>
        <table:table-row>
          <table:table-cell table:style-name="Table4.A2" office:value-type="string">
            <text:p text:style-name="P8">func_if.m</text:p>
          </table:table-cell>
          <table:table-cell table:style-name="Table4.B2" office:value-type="string">
            <text:p text:style-name="P8">function f = func_if(x)</text:p>
            <text:p text:style-name="P8">if x&lt;1 <text:s/></text:p>
            <text:p text:style-name="P8"><text:s text:c="4"/>4*sin(x)-1</text:p>
            <text:p text:style-name="P8"><text:soft-page-break/>else</text:p>
            <text:p text:style-name="P8"><text:s text:c="4"/>log(x)+5</text:p>
            <text:p text:style-name="P8">end</text:p>
          </table:table-cell>
        </table:table-row>
        <table:table-row>
          <table:table-cell table:style-name="Table4.A2" office:value-type="string">
            <text:p text:style-name="P8">func_switch.m</text:p>
          </table:table-cell>
          <table:table-cell table:style-name="Table4.B2" office:value-type="string">
            <text:p text:style-name="P6">function f = func_switch()</text:p>
            <text:p text:style-name="P6">x = input('enter a number: ');</text:p>
            <text:p text:style-name="P6">switch x</text:p>
            <text:p text:style-name="P6"><text:s text:c="4"/>case x==1</text:p>
            <text:p text:style-name="P6"><text:s text:c="8"/>4*sin(x)-1</text:p>
            <text:p text:style-name="P6"><text:s text:c="4"/>case x==2</text:p>
            <text:p text:style-name="P6"><text:s text:c="8"/>log(x)+5</text:p>
            <text:p text:style-name="P6"><text:s text:c="4"/>otherwise</text:p>
            <text:p text:style-name="P6"><text:s text:c="8"/>disp('enter "1" or "2"')</text:p>
            <text:p text:style-name="P8">end</text:p>
          </table:table-cell>
        </table:table-row>
        <table:table-row>
          <table:table-cell table:style-name="Table4.A2" office:value-type="string">
            <text:p text:style-name="P8">func_<text:span text:style-name="T4">while</text:span>.m</text:p>
          </table:table-cell>
          <table:table-cell table:style-name="Table4.B2" office:value-type="string">
            <text:p text:style-name="P8">function s = func_while(x)</text:p>
            <text:p text:style-name="P8">s=0;n=0;</text:p>
            <text:p text:style-name="P8">while abs(x^n/n) &gt; 1.e-10</text:p>
            <text:p text:style-name="P8"><text:s text:c="4"/>s = s + x.^n./n;</text:p>
            <text:p text:style-name="P8"><text:s text:c="4"/>n = n+1;</text:p>
            <text:p text:style-name="P8">end</text:p>
            <text:p text:style-name="P8">end</text:p>
          </table:table-cell>
        </table:table-row>
      </table:table>
      <text:p text:style-name="P4"/>
      <text:p text:style-name="P4"><text:span text:style-name="T2">Вывод: Я освоил методику построения алгоритмов ветвления и циклической структуры в MATLAB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serif" svg:font-family="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Основной_20_Текст" style:display-name="Основной 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6.2.5.2$Linux_X86_64 LibreOffice_project/1ec314fa52f458adc18c4f025c545a4e8b22c159</meta:generator>
    <dc:date>2019-09-22T13:56:54.942349051</dc:date>
    <meta:editing-duration>PT4M2S</meta:editing-duration>
    <meta:editing-cycles>3</meta:editing-cycles>
    <meta:document-statistic meta:table-count="3" meta:image-count="0" meta:object-count="0" meta:page-count="3" meta:paragraph-count="73" meta:word-count="274" meta:character-count="2148" meta:non-whitespace-character-count="1720"/>
  </office:meta>
</office:document-meta>
</file>